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2681in" table:align="margins" style:writing-mode="lr-tb"/>
    </style:style>
    <style:style style:name="Table1.A" style:family="table-column">
      <style:table-column-properties style:column-width="1.5667in" style:rel-column-width="16383*"/>
    </style:style>
    <style:style style:name="Table1.D" style:family="table-column">
      <style:table-column-properties style:column-width="1.5674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Courier New" fo:font-size="10pt" style:font-size-asian="10pt" style:font-name-complex="Courier New1" style:font-size-complex="10pt"/>
    </style:style>
    <style:style style:name="P2" style:family="paragraph" style:parent-style-name="Standard">
      <style:text-properties fo:color="#000000" style:font-name="Courier New" fo:font-size="10pt" fo:background-color="#ffffff" style:font-size-asian="10pt" style:font-name-complex="Courier New1" style:font-size-complex="10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 style:master-page-name="Standard">
      <style:paragraph-properties style:page-number="auto"/>
      <style:text-properties fo:font-size="16pt" style:font-size-asian="16pt"/>
    </style:style>
    <style:style style:name="P5" style:family="paragraph" style:parent-style-name="Standard">
      <style:text-properties fo:color="#000000" style:font-name="Courier New" fo:font-size="10pt" fo:background-color="#ffffff" style:font-size-asian="10pt" style:font-name-complex="Courier New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ct Computation and Complexity NQueens</text:p>
      <text:p text:style-name="P3">The table below is a 4x4 chessboard, and a boolean variable is assigned to each cell.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">X1</text:p>
          </table:table-cell>
          <table:table-cell table:style-name="Table1.A1" office:value-type="string">
            <text:p text:style-name="P1">X2</text:p>
          </table:table-cell>
          <table:table-cell table:style-name="Table1.A1" office:value-type="string">
            <text:p text:style-name="P1">X3</text:p>
          </table:table-cell>
          <table:table-cell table:style-name="Table1.D1" office:value-type="string">
            <text:p text:style-name="P1">X4</text:p>
          </table:table-cell>
        </table:table-row>
        <table:table-row>
          <table:table-cell table:style-name="Table1.A2" office:value-type="string">
            <text:p text:style-name="P1">X5</text:p>
          </table:table-cell>
          <table:table-cell table:style-name="Table1.A2" office:value-type="string">
            <text:p text:style-name="P1">X6</text:p>
          </table:table-cell>
          <table:table-cell table:style-name="Table1.A2" office:value-type="string">
            <text:p text:style-name="P1">X7</text:p>
          </table:table-cell>
          <table:table-cell table:style-name="Table1.D2" office:value-type="string">
            <text:p text:style-name="P1">X8</text:p>
          </table:table-cell>
        </table:table-row>
        <table:table-row>
          <table:table-cell table:style-name="Table1.A2" office:value-type="string">
            <text:p text:style-name="P1">X9</text:p>
          </table:table-cell>
          <table:table-cell table:style-name="Table1.A2" office:value-type="string">
            <text:p text:style-name="P1">X10</text:p>
          </table:table-cell>
          <table:table-cell table:style-name="Table1.A2" office:value-type="string">
            <text:p text:style-name="P1">X11</text:p>
          </table:table-cell>
          <table:table-cell table:style-name="Table1.D2" office:value-type="string">
            <text:p text:style-name="P1">X12</text:p>
          </table:table-cell>
        </table:table-row>
        <table:table-row>
          <table:table-cell table:style-name="Table1.A2" office:value-type="string">
            <text:p text:style-name="P1">X13</text:p>
          </table:table-cell>
          <table:table-cell table:style-name="Table1.A2" office:value-type="string">
            <text:p text:style-name="P1">X14</text:p>
          </table:table-cell>
          <table:table-cell table:style-name="Table1.A2" office:value-type="string">
            <text:p text:style-name="P1">X15</text:p>
          </table:table-cell>
          <table:table-cell table:style-name="Table1.D2" office:value-type="string">
            <text:p text:style-name="P1">X16</text:p>
          </table:table-cell>
        </table:table-row>
      </table:table>
      <text:p text:style-name="P2"/>
      <text:p text:style-name="P2">For the NQueens problem, there is only one queen allowed in each row, column and diagonal.</text:p>
      <text:p text:style-name="P2">So the Sum of each row should equal 1.</text:p>
      <text:p text:style-name="P2">Thus the first row can be represented in CNF format as</text:p>
      <text:p text:style-name="P2">(x1 V x2 V x3 V x4) ^</text:p>
      <text:p text:style-name="P2">(!x1 V !x2) ^</text:p>
      <text:p text:style-name="P2">(!x1 V !x3) ^ <text:s text:c="2"/><text:tab/></text:p>
      <text:p text:style-name="P2">(!x1 V !x4) ^<text:tab/><text:tab/></text:p>
      <text:p text:style-name="P2">(!x2 V !x3) ^</text:p>
      <text:p text:style-name="P2">(!x2 V !x4)<text:tab/>^<text:tab/></text:p>
      <text:p text:style-name="P2">(!x3 V !x4)</text:p>
      <text:p text:style-name="P2">There is only one queen allowed in each column</text:p>
      <text:p text:style-name="P2">Equally each the Sum of each column should equal 1.</text:p>
      <text:p text:style-name="P2">Thus the first column can be represented in CNF format as</text:p>
      <text:p text:style-name="P2">(x1 V x5 V x9 V x13) ^</text:p>
      <text:p text:style-name="P2">(!x1 V !x5) <text:s/>^ <text:s text:c="3"/><text:tab/> </text:p>
      <text:p text:style-name="P2">(!x1 V !x9) <text:s/>^ <text:tab/></text:p>
      <text:p text:style-name="P2">(!x1 V !x13) ^<text:tab/><text:tab/></text:p>
      <text:p text:style-name="P2">(!x5 V !x9) <text:s/>^</text:p>
      <text:p text:style-name="P2">(!x5 V !x13) ^<text:tab/><text:tab/></text:p>
      <text:p text:style-name="P2">(!x9 V !x13) ^</text:p>
      <text:p text:style-name="P2"><text:soft-page-break/></text:p>
      <text:p text:style-name="P2">There is only one queen allowed in each diagonal</text:p>
      <text:p text:style-name="P2">The main diagonal from the matrix above can be represented as follows</text:p>
      <text:p text:style-name="P2">(!x1 V !x6) <text:s text:c="2"/>^</text:p>
      <text:p text:style-name="P2">(!x1 V !x11) <text:s/>^</text:p>
      <text:p text:style-name="P2">(!x1 V !x16) <text:s/>^</text:p>
      <text:p text:style-name="P2">(!x6 V !x11) <text:s/>^</text:p>
      <text:p text:style-name="P2">(!x6 V !x16) <text:s/>^</text:p>
      <text:p text:style-name="P2">(!x11 V !x16) </text:p>
      <text:p text:style-name="P2"/>
      <text:p text:style-name="P2">Show that generating clauses runs in polynomial time.</text:p>
      <text:p text:style-name="P2">Show it is a many-to-one reduction- that you don't keep generating clauses after you test them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E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E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1in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s</meta:initial-creator>
    <dc:creator>CULLEN MYLES</dc:creator>
    <meta:editing-cycles>14</meta:editing-cycles>
    <meta:creation-date>2014-05-06T15:57:00</meta:creation-date>
    <dc:date>2014-05-08T14:39:51</dc:date>
    <meta:editing-duration>PT20H21M41S</meta:editing-duration>
    <meta:generator>LibreOffice/3.5$Linux_X86_64 LibreOffice_project/350m1$Build-2</meta:generator>
    <meta:document-statistic meta:table-count="1" meta:image-count="0" meta:object-count="0" meta:page-count="2" meta:paragraph-count="48" meta:word-count="234" meta:character-count="1078" meta:non-whitespace-character-count="86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